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00aab"/>
    </style:style>
    <style:style style:name="T8" style:family="text">
      <style:text-properties officeooo:rsid="006b03fa"/>
    </style:style>
    <style:style style:name="T9" style:family="text">
      <style:text-properties officeooo:rsid="006f255c"/>
    </style:style>
    <style:style style:name="T10" style:family="text">
      <style:text-properties officeooo:rsid="00933e3e"/>
    </style:style>
    <style:style style:name="T11" style:family="text">
      <style:text-properties officeooo:rsid="00a3a8cd"/>
    </style:style>
    <style:style style:name="T12" style:family="text">
      <style:text-properties officeooo:rsid="00aee19a"/>
    </style:style>
    <style:style style:name="T13" style:family="text">
      <style:text-properties officeooo:rsid="00cab5bf"/>
    </style:style>
    <style:style style:name="T14" style:family="text">
      <style:text-properties officeooo:rsid="00d04a53"/>
    </style:style>
    <style:style style:name="T15" style:family="text">
      <style:text-properties officeooo:rsid="00d0d152"/>
    </style:style>
    <style:style style:name="T16" style:family="text">
      <style:text-properties officeooo:rsid="00d1d9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5">Werkzeuge</text:span> zu vergleichen. Dabei werden die einzelnen <text:span text:style-name="T14">Wekzeuge</text:span> analysiert und die Schwachstellen aufgezeigt. Dazu werden für die einzelnen Schwachstellen Lösungsansätze präsentiert bezugnehmend auf den derzeitigen Stand der Entwicklung der jeweiligen <text:span text:style-name="T13">Werkzeuge</text:span>.</text:p>
      <text:p text:style-name="P1"/>
      <text:p text:style-name="P2">Des Weiteren wird der umzusetzende Use-Case beschrieben. Dazu gehört, was der Use-Case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6">Außerdem gibt es noch eine Reihe anderer Werkzeuge, welche von den großen Firmen wie Amazon, Google, Yahoo, … bereitgestellt werden und teilweise kostenpflichtig sind. Diese Werkzeuge sind dann </text:span><text:soft-page-break/><text:span text:style-name="T16">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8">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9">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haben sich verschiedene Modelle und Methoden entwickelt,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genau zwischen den beiden Seiten sich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10">e</text:span>s</text:h>
      <text:p text:style-name="Standard"/>
      <text:p text:style-name="P8">Das umgeschriebene Programm „mc-benchmark“ muss dieselbe Funktionalität erfüllen, wie das Original. <text:span text:style-name="T11">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2">e</text:span> Reihe zusätzlicher Anforderungen. <text:span text:style-name="T12">Dazu gehört, dass die fehlenden Methoden vom Werkzeug mit abgedeckt werden sollen, wie „add“, „replace“, „append“, „prepand“, „delete“, „incr/decr“, … . Diese Anforderung ist einfach umzusetzen, da man auf die vorhandenen Tests zugreifen und diese ggf. anpass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5T12:19:21.981185636</dc:date>
    <meta:editing-duration>PT7H50M42S</meta:editing-duration>
    <meta:editing-cycles>146</meta:editing-cycles>
    <meta:document-statistic meta:table-count="0" meta:image-count="0" meta:object-count="0" meta:page-count="2" meta:paragraph-count="17" meta:word-count="813" meta:character-count="5976" meta:non-whitespace-character-count="5178"/>
  </office:meta>
</office:document-meta>
</file>